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8pt" officeooo:rsid="001b2ae2" officeooo:paragraph-rsid="00077214" fo:background-color="#ffd428" style:font-size-asian="18pt" style:font-size-complex="18pt"/>
    </style:style>
    <style:style style:name="P2" style:family="paragraph">
      <style:text-properties style:font-name="F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F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ffffff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style:text-properties fo:font-size="12pt"/>
    </style:style>
    <style:style style:name="T1" style:family="text">
      <style:text-properties style:font-name="F" fo:font-size="18pt" style:font-size-asian="18pt" style:font-size-complex="18pt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fffff"/>
    </style:style>
    <style:style style:name="T4" style:family="text">
      <style:text-properties fo:color="#ffffff" fo:background-color="transparent"/>
    </style:style>
    <style:style style:name="T5" style:family="text">
      <style:text-properties fo:color="#ffffff" fo:font-size="16pt" fo:background-color="transparent" style:font-size-asian="16pt" style:font-size-complex="16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6.72cm" fo:min-width="6.191cm" style:run-through="foreground"/>
    </style:style>
    <style:style style:name="gr4" style:family="graphic">
      <style:graphic-properties draw:textarea-horizontal-align="justify" draw:textarea-vertical-align="middle" draw:auto-grow-height="false" fo:min-height="6.138cm" fo:min-width="6.218cm" style:run-through="foreground"/>
    </style:style>
    <style:style style:name="gr5" style:family="graphic">
      <style:graphic-properties draw:stroke="none" svg:stroke-color="#000000" draw:fill="none" draw:fill-color="#ffffff" fo:min-height="4.154cm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6.509cm" style:run-through="foreground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5.112cm" fo:min-width="6.091cm" style:run-through="foreground"/>
    </style:style>
    <style:style style:name="gr8" style:family="graphic">
      <style:graphic-properties draw:stroke="none" svg:stroke-color="#000000" draw:fill="none" draw:fill-color="#ffffff" fo:min-height="4.895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5.662cm" style:run-through="foreground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6.475cm" fo:min-width="6.526cm" style:run-through="foreground"/>
    </style:style>
    <style:style style:name="gr11" style:family="graphic">
      <style:graphic-properties draw:stroke="none" svg:stroke-color="#000000" draw:fill="none" draw:fill-color="#ffffff" fo:min-height="7.064cm" style:run-through="foreground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2.221cm" fo:min-width="5.819cm" style:run-through="foreground"/>
    </style:style>
    <style:style style:name="gr13" style:family="graphic">
      <style:graphic-properties draw:stroke="none" svg:stroke-color="#000000" draw:fill="none" draw:fill-color="#ffffff" fo:min-height="2.461cm" style:run-through="foreground"/>
      <style:paragraph-properties style:writing-mode="lr-tb"/>
    </style:style>
    <style:style style:name="gr14" style:family="graphic">
      <style:graphic-properties svg:stroke-width="0.199cm" svg:stroke-color="#f10d0c" draw:marker-start="Arrow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/>
    </style:style>
    <style:style style:name="gr15" style:family="graphic">
      <style:graphic-properties svg:stroke-width="0.199cm" svg:stroke-color="#c9211e" draw:marker-start="Arrow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/>
    </style:style>
    <style:style style:name="gr16" style:family="graphic">
      <style:graphic-properties svg:stroke-width="0.199cm" svg:stroke-color="#127622" draw:marker-start-width="0.651cm" draw:marker-end="Arrow" draw:marker-end-width="0.474cm" draw:textarea-horizontal-align="center" draw:textarea-vertical-align="middle" fo:padding-top="0.099cm" fo:padding-bottom="0.099cm" fo:padding-left="0.099cm" fo:padding-right="0.099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style-name="gr2"><draw:custom-shape draw:name="Forme1" draw:style-name="gr3" draw:text-style-name="P4" svg:width="6.192cm" svg:height="6.721cm" svg:x="0.14cm" svg:y="14.222cm"><text:p/><draw:enhanced-geometry svg:viewBox="0 0 21600 21600" draw:type="rectangle" draw:enhanced-path="M 0 0 L 21600 0 21600 21600 0 21600 0 0 Z N"/></draw:custom-shape><draw:custom-shape draw:name="Forme2" draw:style-name="gr4" draw:text-style-name="P4" svg:width="6.218cm" svg:height="6.139cm" svg:x="0.034cm" svg:y="4.036cm"><text:p/><draw:enhanced-geometry svg:viewBox="0 0 21600 21600" draw:type="rectangle" draw:enhanced-path="M 0 0 L 21600 0 21600 21600 0 21600 0 0 Z N"/></draw:custom-shape><draw:frame draw:name="Forme3" draw:style-name="gr5" draw:text-style-name="P5" svg:width="5.134cm" svg:height="4.155cm" svg:x="0.378cm" svg:y="5.067cm"><draw:text-box><text:p><text:s text:c="13"/><text:span text:style-name="T2"><text:s/></text:span><text:span text:style-name="T2">Index</text:span></text:p><text:p><text:span text:style-name="T3"/></text:p><text:p><text:span text:style-name="T3"><text:s text:c="13"/></text:span><text:span text:style-name="T3">(Router)</text:span></text:p><text:p><text:span text:style-name="T3"/></text:p><text:p><text:span text:style-name="T3"><text:s/></text:span><text:span text:style-name="T3">Appelle fonction du controler</text:span></text:p></draw:text-box></draw:frame><draw:frame draw:name="Forme4" draw:style-name="gr6" draw:text-style-name="P7" svg:width="6.06cm" svg:height="6.51cm" svg:x="0.14cm" svg:y="14.434cm"><draw:text-box><text:p text:style-name="P6"><text:span text:style-name="T3">Include model, view, repository</text:span></text:p><text:p text:style-name="P6"><text:span text:style-name="T4"><text:tab/></text:span><text:span text:style-name="T5">Controler</text:span></text:p><text:p text:style-name="P6"><text:span text:style-name="T3"/></text:p><text:p text:style-name="P6"><text:span text:style-name="T3"><text:tab/></text:span><text:span text:style-name="T3">classe{</text:span></text:p><text:p text:style-name="P6"><text:span text:style-name="T3"/></text:p><text:p text:style-name="P6"><text:span text:style-name="T3"><text:tab/></text:span><text:span text:style-name="T3">fonction{</text:span></text:p><text:p text:style-name="P6"><text:span text:style-name="T3"/></text:p><text:p text:style-name="P6"><text:span text:style-name="T3"><text:tab/></text:span><text:span text:style-name="T3"><text:tab/></text:span><text:span text:style-name="T3"><text:tab/></text:span><text:span text:style-name="T3">new model</text:span></text:p><text:p text:style-name="P6"><text:span text:style-name="T3"><text:tab/></text:span><text:span text:style-name="T3"><text:tab/></text:span><text:span text:style-name="T3"><text:tab/></text:span><text:span text:style-name="T3">new repository</text:span></text:p><text:p text:style-name="P6"><text:span text:style-name="T3"><text:tab/></text:span><text:span text:style-name="T3"><text:tab/></text:span><text:span text:style-name="T3"><text:tab/></text:span><text:span text:style-name="T3">new view</text:span></text:p><text:p text:style-name="P6"><text:span text:style-name="T3"/></text:p><text:p text:style-name="P6"><text:span text:style-name="T3">}}</text:span></text:p></draw:text-box></draw:frame><draw:custom-shape draw:name="Forme5_0" draw:style-name="gr7" svg:width="6.642cm" svg:height="5.663cm" svg:x="9.85cm" svg:y="6.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5_1" draw:style-name="gr7" svg:width="6.642cm" svg:height="5.663cm" svg:x="9.638cm" svg:y="-0.0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8" draw:text-style-name="P5" svg:width="6.642cm" svg:height="4.896cm" svg:x="9.638cm" svg:y="0.226cm"><draw:text-box><text:p><text:tab/><text:tab/><text:tab/><text:span text:style-name="T2">Model</text:span></text:p><text:p><text:span text:style-name="T6"/></text:p><text:p><text:span text:style-name="T6"><text:tab/></text:span><text:span text:style-name="T6">classe{</text:span></text:p><text:p><text:span text:style-name="T6"/></text:p><text:p><text:span text:style-name="T6"><text:tab/></text:span><text:span text:style-name="T6">setters et getters</text:span></text:p><text:p><text:span text:style-name="T6"/></text:p><text:p><text:span text:style-name="T6"><text:tab/></text:span><text:span text:style-name="T6">}</text:span></text:p><text:p><text:span text:style-name="T2"><text:s/></text:span></text:p></draw:text-box></draw:frame><draw:frame draw:name="Forme7" draw:style-name="gr9" draw:text-style-name="P5" svg:width="6.642cm" svg:height="5.663cm" svg:x="9.85cm" svg:y="6.47cm"><draw:text-box><text:p><text:tab/><text:span text:style-name="T3"><text:tab/></text:span><text:span text:style-name="T3"> <text:s text:c="6"/></text:span><text:span text:style-name="T2">Repository</text:span></text:p><text:p><text:span text:style-name="T2"/></text:p><text:p><text:span text:style-name="T2"><text:s text:c="5"/></text:span><text:span text:style-name="T6"><text:s text:c="8"/></text:span><text:span text:style-name="T6">hérite de service <text:s text:c="37"/>abstractrepository</text:span></text:p><text:p><text:span text:style-name="T6"/></text:p><text:p><text:span text:style-name="T6"><text:s text:c="9"/></text:span><text:span text:style-name="T6">Connexion BDD</text:span></text:p><text:p><text:span text:style-name="T7"/></text:p><text:p><text:span text:style-name="T8"/></text:p></draw:text-box></draw:frame><draw:custom-shape draw:name="Forme8" draw:style-name="gr10" draw:text-style-name="P8" svg:width="7.226cm" svg:height="7.175cm" svg:x="9.877cm" svg:y="13.8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9" draw:style-name="gr11" draw:text-style-name="P7" svg:width="6.933cm" svg:height="7.065cm" svg:x="10.009cm" svg:y="13.878cm"><draw:text-box><text:p text:style-name="P6"><text:span text:style-name="T3"><text:tab/></text:span><text:span text:style-name="T3"><text:tab/></text:span><text:span text:style-name="T2"><text:tab/></text:span><text:span text:style-name="T2">View</text:span></text:p><text:p text:style-name="P6"><text:span text:style-name="T2"><text:tab/></text:span></text:p><text:p text:style-name="P6"><text:span text:style-name="T2"><text:tab/></text:span><text:span text:style-name="T6">fonction(){</text:span></text:p><text:p text:style-name="P6"><text:span text:style-name="T6"><text:tab/></text:span><text:span text:style-name="T6"><text:tab/></text:span><text:span text:style-name="T6"><text:tab/></text:span></text:p><text:p text:style-name="P6"><text:span text:style-name="T6"><text:tab/></text:span><text:span text:style-name="T6">appelle HTML</text:span></text:p><text:p text:style-name="P6"><text:span text:style-name="T6"/></text:p><text:p text:style-name="P6"><text:span text:style-name="T6"><text:tab/></text:span><text:span text:style-name="T6">return HTML </text:span></text:p><text:p text:style-name="P6"><text:span text:style-name="T6"/></text:p><text:p text:style-name="P6"><text:span text:style-name="T6"><text:tab/></text:span><text:span text:style-name="T6">}</text:span></text:p></draw:text-box></draw:frame><draw:custom-shape draw:name="Forme10" draw:style-name="gr12" svg:width="6.06cm" svg:height="2.461cm" svg:x="1.78cm" svg:y="22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0_0" draw:style-name="gr12" svg:width="6.06cm" svg:height="2.461cm" svg:x="9.242cm" svg:y="22.5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11" draw:style-name="gr13" draw:text-style-name="P5" svg:width="6.06cm" svg:height="2.461cm" svg:x="1.78cm" svg:y="22.609cm"><draw:text-box><text:p><text:tab/><text:span text:style-name="T3">/Service</text:span></text:p><text:p><text:span text:style-name="T3"/></text:p><text:p><text:span text:style-name="T3"><text:s text:c="14"/></text:span><text:span text:style-name="T3">AbstractReposirory</text:span></text:p><text:p><text:span text:style-name="T3"><text:s text:c="14"/></text:span><text:span text:style-name="T3">Abstract View</text:span></text:p></draw:text-box></draw:frame><draw:frame draw:name="Forme12" draw:style-name="gr13" draw:text-style-name="P5" svg:width="6.06cm" svg:height="2.461cm" svg:x="9.242cm" svg:y="22.556cm"><draw:text-box><text:p><text:tab/><text:span text:style-name="T3"><text:tab/></text:span><text:span text:style-name="T3"><text:tab/></text:span><text:span text:style-name="T3">HTML</text:span></text:p><text:p><text:span text:style-name="T3"/></text:p><text:p><text:span text:style-name="T3"><text:s text:c="13"/></text:span><text:span text:style-name="T3">Pur HTML</text:span></text:p></draw:text-box></draw:frame><draw:line draw:name="Forme14" draw:style-name="gr14" draw:text-style-name="P4" svg:x1="6.331cm" svg:y1="18.27cm" svg:x2="9.876cm" svg:y2="18.27cm"><text:p/></draw:line><draw:line draw:name="Forme13" draw:style-name="gr15" draw:text-style-name="P4" svg:x1="5.828cm" svg:y1="14.223cm" svg:x2="9.638cm" svg:y2="4.724cm"><text:p/></draw:line><draw:line draw:name="Forme15" draw:style-name="gr15" draw:text-style-name="P4" svg:x1="2.362cm" svg:y1="10.174cm" svg:x2="2.388cm" svg:y2="14.222cm"><text:p/></draw:line><draw:line draw:name="Forme16" draw:style-name="gr15" draw:text-style-name="P4" svg:x1="6.331cm" svg:y1="15.836cm" svg:x2="9.85cm" svg:y2="11.206cm"><text:p/></draw:line><draw:line draw:name="Forme17" draw:style-name="gr16" draw:text-style-name="P4" svg:x1="7.522cm" svg:y1="22.61cm" svg:x2="9.877cm" svg:y2="19.752cm"><text:p/></draw:line><draw:line draw:name="Forme18" draw:style-name="gr16" draw:text-style-name="P4" svg:x1="6.86cm" svg:y1="22.61cm" svg:x2="10.379cm" svg:y2="11.947cm"><text:p/></draw:line><draw:line draw:name="Forme19" draw:style-name="gr14" draw:text-style-name="P4" svg:x1="14.031cm" svg:y1="22.557cm" svg:x2="13.978cm" svg:y2="21.052cm"><text:p/></draw:line></draw:g><draw:frame text:anchor-type="paragraph" draw:z-index="1" draw:name="Forme20" draw:style-name="gr1" draw:text-style-name="P3" svg:width="1.747cm" svg:height="0.927cm" svg:x="-0.337cm" svg:y="0.261cm"><draw:text-box><text:p text:style-name="P2"><text:span text:style-name="T1">MVC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5:02:49.362628379</meta:creation-date>
    <dc:date>2022-02-23T15:05:39.387194958</dc:date>
    <meta:editing-duration>PT2M5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